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antarell" svg:font-family="Cantarell" style:font-pitch="variable">
      <svg:font-face-src>
        <svg:font-face-uri xlink:href="Fonts/font1.ttf" xlink:type="simple"/>
        <svg:font-face-uri xlink:href="Fonts/font2.ttf" xlink:type="simple"/>
      </svg:font-face-src>
    </style:font-face>
    <style:font-face style:name="DejaVu Sans1" svg:font-family="'DejaVu Sans'" style:font-family-generic="roman" style:font-pitch="variable">
      <svg:font-face-src>
        <svg:font-face-uri xlink:href="Fonts/font3.ttf" xlink:type="simple"/>
        <svg:font-face-uri xlink:href="Fonts/font4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1354in" fo:margin-left="-0.2535in" table:align="left" style:writing-mode="lr-tb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0.4896in"/>
    </style:style>
    <style:style style:name="Table1.C" style:family="table-column">
      <style:table-column-properties style:column-width="1.2604in"/>
    </style:style>
    <style:style style:name="Table1.D" style:family="table-column">
      <style:table-column-properties style:column-width="0.9167in"/>
    </style:style>
    <style:style style:name="Table1.E" style:family="table-column">
      <style:table-column-properties style:column-width="1.8438in"/>
    </style:style>
    <style:style style:name="Table1.1" style:family="table-row">
      <style:table-row-properties style:min-row-height="0.2618in" fo:keep-together="always"/>
    </style:style>
    <style:style style:name="Table1.A1" style:family="table-cell">
      <style:table-cell-properties fo:padding="0in" fo:border="none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181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5118in" fo:keep-together="auto"/>
    </style:style>
    <style:style style:name="Table1.4" style:family="table-row">
      <style:table-row-properties style:min-row-height="0.3681in" fo:keep-together="auto"/>
    </style:style>
    <style:style style:name="Table1.5" style:family="table-row">
      <style:table-row-properties style:min-row-height="0.3493in" fo:keep-together="always"/>
    </style:style>
    <style:style style:name="Table1.6" style:family="table-row">
      <style:table-row-properties style:min-row-height="0.4931in" fo:keep-together="always"/>
    </style:style>
    <style:style style:name="Table1.7" style:family="table-row">
      <style:table-row-properties style:min-row-height="0.3181in" fo:keep-together="always"/>
    </style:style>
    <style:style style:name="Table1.8" style:family="table-row">
      <style:table-row-properties style:min-row-height="0.3806in" fo:keep-together="always"/>
    </style:style>
    <style:style style:name="Table1.9" style:family="table-row">
      <style:table-row-properties style:min-row-height="0.2868in"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P1" style:family="paragraph" style:parent-style-name="Header">
      <style:paragraph-properties fo:margin-left="0in" fo:margin-right="0.25in" fo:text-indent="0in" style:auto-text-indent="false"/>
    </style:style>
    <style:style style:name="P2" style:family="paragraph" style:parent-style-name="Standard">
      <style:text-properties fo:font-variant="small-caps" fo:font-size="8pt" style:font-size-asian="8pt"/>
    </style:style>
    <style:style style:name="P3" style:family="paragraph" style:parent-style-name="Standard">
      <style:paragraph-properties fo:text-align="center" style:justify-single-word="false"/>
      <style:text-properties fo:font-variant="small-caps" fo:font-size="8pt" style:font-size-asian="8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variant="small-caps" fo:font-size="8pt" style:font-size-asian="8pt"/>
    </style:style>
    <style:style style:name="P5" style:family="paragraph" style:parent-style-name="Standard">
      <style:text-properties fo:font-variant="small-caps" fo:font-size="8pt" officeooo:paragraph-rsid="00120faa" style:font-size-asian="8pt"/>
    </style:style>
    <style:style style:name="P6" style:family="paragraph" style:parent-style-name="Standard">
      <style:text-properties fo:font-variant="small-caps" fo:font-size="8pt" officeooo:paragraph-rsid="002465b0" style:font-size-asian="8pt"/>
    </style:style>
    <style:style style:name="P7" style:family="paragraph" style:parent-style-name="Standard">
      <style:text-properties fo:font-variant="small-caps" fo:font-size="8pt" officeooo:paragraph-rsid="0037a67f" style:font-size-asian="8pt"/>
    </style:style>
    <style:style style:name="P8" style:family="paragraph" style:parent-style-name="Standard">
      <style:text-properties fo:font-variant="small-caps" fo:font-size="8pt" officeooo:paragraph-rsid="003c8804" style:font-size-asian="8pt"/>
    </style:style>
    <style:style style:name="P9" style:family="paragraph" style:parent-style-name="Standard">
      <style:text-properties fo:font-variant="small-caps" fo:font-size="8pt" officeooo:paragraph-rsid="003dfa9b" style:font-size-asian="8pt"/>
    </style:style>
    <style:style style:name="P10" style:family="paragraph" style:parent-style-name="Standard">
      <style:text-properties fo:font-variant="small-caps" fo:font-size="8pt" officeooo:paragraph-rsid="0041d74a" style:font-size-asian="8pt"/>
    </style:style>
    <style:style style:name="P11" style:family="paragraph" style:parent-style-name="Standard">
      <style:text-properties fo:font-variant="small-caps" fo:font-size="8pt" officeooo:rsid="004579b5" officeooo:paragraph-rsid="004579b5" style:font-size-asian="8pt"/>
    </style:style>
    <style:style style:name="P12" style:family="paragraph" style:parent-style-name="Standard">
      <style:text-properties fo:font-variant="small-caps" fo:font-size="8pt" officeooo:paragraph-rsid="0049dcd8" style:font-size-asian="8pt"/>
    </style:style>
    <style:style style:name="P13" style:family="paragraph" style:parent-style-name="Standard">
      <style:text-properties fo:font-variant="small-caps" fo:font-size="8pt" fo:language="en" fo:country="US" style:font-size-asian="8pt" style:language-asian="en" style:country-asian="US"/>
    </style:style>
    <style:style style:name="P14" style:family="paragraph" style:parent-style-name="Standard">
      <style:text-properties fo:font-variant="small-caps" style:font-name="Cantarell" fo:font-size="8pt" officeooo:rsid="0018c2d7" officeooo:paragraph-rsid="0018c2d7" style:font-size-asian="8pt"/>
    </style:style>
    <style:style style:name="P15" style:family="paragraph" style:parent-style-name="Standard">
      <style:text-properties fo:font-variant="small-caps" fo:font-size="9pt" officeooo:paragraph-rsid="00435403" style:font-size-asian="9pt" style:font-size-complex="9pt"/>
    </style:style>
    <style:style style:name="P16" style:family="paragraph" style:parent-style-name="Standard">
      <style:text-properties fo:font-size="8pt" style:font-size-asian="8pt"/>
    </style:style>
    <style:style style:name="P17" style:family="paragraph" style:parent-style-name="Standard">
      <style:text-properties officeooo:paragraph-rsid="003bfa4d"/>
    </style:style>
    <style:style style:name="P18" style:family="paragraph" style:parent-style-name="Table_20_Contents">
      <style:paragraph-properties fo:text-align="start" style:justify-single-word="false"/>
      <style:text-properties fo:font-variant="small-caps" fo:color="#000000" fo:font-size="10pt" fo:font-weight="bold" officeooo:paragraph-rsid="00565c0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font-size="10pt" officeooo:paragraph-rsid="00565c01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font-variant="small-caps" fo:color="#000000" style:font-name="Cantarell" fo:font-size="10pt" fo:font-weight="bold" officeooo:paragraph-rsid="0054708d" style:font-size-asian="10pt" style:font-weight-asian="bold" style:font-size-complex="10pt" style:font-weight-complex="bold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style:font-name="Cantarell" officeooo:paragraph-rsid="0009aeac"/>
    </style:style>
    <style:style style:name="P22" style:family="paragraph" style:parent-style-name="Standard" style:list-style-name="WW8Num1"/>
    <style:style style:name="P23" style:family="paragraph" style:parent-style-name="Heading_20_2">
      <style:paragraph-properties fo:text-align="start" style:justify-single-word="false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style:writing-mode="lr-tb"/>
    </style:style>
    <style:style style:name="T1" style:family="text">
      <style:text-properties fo:font-variant="small-caps" fo:font-size="8pt" style:font-size-asian="8pt"/>
    </style:style>
    <style:style style:name="T2" style:family="text">
      <style:text-properties fo:font-variant="small-caps" fo:font-size="9pt" style:font-size-asian="9pt" style:font-size-complex="9pt"/>
    </style:style>
    <style:style style:name="T3" style:family="text">
      <style:text-properties fo:font-variant="small-caps" fo:color="#000000" style:font-name="Cantarell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8pt" style:font-size-asian="8pt"/>
    </style:style>
    <style:style style:name="T5" style:family="text">
      <style:text-properties fo:font-size="8pt" fo:font-weight="bold" style:font-size-asian="8pt" style:font-weight-asian="bold" style:font-weight-complex="bold"/>
    </style:style>
    <style:style style:name="T6" style:family="text">
      <style:text-properties fo:color="#000000" style:font-name="Cantarell"/>
    </style:style>
    <style:style style:name="T7" style:family="text">
      <style:text-properties fo:color="#000000" style:font-name="Cantarell" officeooo:rsid="001ab34d"/>
    </style:style>
    <style:style style:name="T8" style:family="text">
      <style:text-properties style:font-name="Cantarell"/>
    </style:style>
    <style:style style:name="T9" style:family="text">
      <style:text-properties style:font-name="Cantarell" officeooo:rsid="000a8818"/>
    </style:style>
    <style:style style:name="T10" style:family="text">
      <style:text-properties style:font-name="Cantarell" officeooo:rsid="0022f746"/>
    </style:style>
    <style:style style:name="T11" style:family="text">
      <style:text-properties style:font-name="Cantarell" officeooo:rsid="003c8804"/>
    </style:style>
    <style:style style:name="T12" style:family="text">
      <style:text-properties officeooo:rsid="0015bc31"/>
    </style:style>
    <style:style style:name="T13" style:family="text">
      <style:text-properties fo:font-variant="normal" fo:text-transform="none"/>
    </style:style>
    <style:style style:name="T14" style:family="text">
      <style:text-properties fo:font-variant="normal" fo:text-transform="none" fo:color="#000000" style:font-name="Cantarell"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variant="normal" fo:text-transform="none" fo:color="#000000" style:font-name="Cantarell" officeooo:rsid="00395c36"/>
    </style:style>
    <style:style style:name="T16" style:family="text">
      <style:text-properties fo:color="#000080" style:font-name="Cantarell"/>
    </style:style>
    <style:style style:name="T17" style:family="text">
      <style:text-properties fo:color="#000080" style:font-name="Cantarell" officeooo:rsid="001e030b"/>
    </style:style>
    <style:style style:name="T18" style:family="text">
      <style:text-properties officeooo:rsid="0041d74a"/>
    </style:style>
    <style:style style:name="T19" style:family="text">
      <style:text-properties officeooo:rsid="0043540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in" fo:padding-bottom="0.1in" fo:padding-left="0.05in" fo:padding-right="0.05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patient in objects"&gt;</text:placeholder></text:p>
      <text:p text:style-name="Heading">INDIVIDUAL HEALTH PROFI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Table_20_Heading"><draw:line text:anchor-type="char" draw:z-index="5" draw:style-name="gr1" draw:text-style-name="P24" svg:x1="5.0189in" svg:y1="3.2063in" svg:x2="5.0189in" svg:y2="3.5917in"><text:p/></draw:line></text:p>
          </table:table-cell>
          <table:covered-table-cell/>
          <table:table-cell table:style-name="Table1.C1" table:number-columns-spanned="3" office:value-type="string">
            <text:p text:style-name="P8">health record number:</text:p>
            <text:p text:style-name="P8"><text:span text:style-name="T11">Universal Patient Code:</text:span><text:span text:style-name="T10"> <text:s text:c="7"/></text:span><text:span text:style-name="T9"><text:placeholder text:placeholder-type="text">&lt;patient.name.ref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Standard"><text:span text:style-name="T2">Surname: <text:s text:c="5"/></text:span><text:span text:style-name="T3"><text:placeholder text:placeholder-type="text">&lt;patient.lastname&gt;</text:placeholder></text:span><text:span text:style-name="T3"> <text:s text:c="2"/></text:span><text:span text:style-name="T2">first <text:s/>: <text:s text:c="6"/></text:span><text:span text:style-name="T2"><text:placeholder text:placeholder-type="text">&lt;patient.name.firstname&gt;</text:placeholder></text:span></text:p>
            <text:p text:style-name="P15"><text:span text:style-name="T19">Middle Name:</text:span> <text:s text:c="5"/><text:placeholder text:placeholder-type="text">&lt;patient.name.middlename&gt;</text:placeholder> <text:s text:c="12"/></text:p>
          </table:table-cell>
          <table:covered-table-cell/>
          <table:table-cell table:style-name="Table1.C1" table:number-columns-spanned="3" office:value-type="string">
            <text:p text:style-name="P2">maiden surname <text:s text:c="45"/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9"><text:span text:style-name="T12">H</text:span>ome <text:s/>address : <text:s text:c="11"/></text:p>
            <text:p text:style-name="P9"/>
            <text:p text:style-name="P20"/>
            <text:p text:style-name="P11">Parish:</text:p>
            <text:p text:style-name="P9"><text:s text:c="56"/></text:p>
            <text:p text:style-name="P9">landmark: </text:p>
            <text:p text:style-name="P2"><text:placeholder text:placeholder-type="text">&lt;patient.sex&gt;</text:placeholder></text:p>
          </table:table-cell>
          <table:covered-table-cell/>
          <table:table-cell table:style-name="Table1.A2" table:number-columns-spanned="2" office:value-type="string">
            <text:p text:style-name="P19"><text:span text:style-name="T7">Gender: </text:span><text:span text:style-name="T16"><text:placeholder text:placeholder-type="text">&lt;if test="patient.sex == 'f'"&gt;</text:placeholder></text:span><text:span text:style-name="T16"> </text:span><text:span text:style-name="T6">Female</text:span><text:span text:style-name="T16"><text:placeholder text:placeholder-type="text">&lt;/if&gt;</text:placeholder></text:span></text:p>
            <text:p text:style-name="P18"><text:span text:style-name="T16"><text:placeholder text:placeholder-type="text">&lt;if test="patient.sex == 'm'"&gt;</text:placeholder></text:span><text:span text:style-name="T16"> </text:span><text:span text:style-name="T8">Male</text:span><text:span text:style-name="T16"><text:placeholder text:placeholder-type="text">&lt;/if&gt;</text:placeholder></text:span><text:span text:style-name="T16"> <text:s/></text:span><text:span text:style-name="T16"><text:placeholder text:placeholder-type="text">&lt;if test="patient.sex == 'unk'"&gt;</text:placeholder></text:span><text:span text:style-name="T16"> </text:span><text:span text:style-name="T20">Unknown</text:span><text:placeholder text:placeholder-type="text">&lt;/if&gt;</text:placeholder></text:p>
          </table:table-cell>
          <table:covered-table-cell/>
          <table:table-cell table:style-name="Table1.C1" office:value-type="string">
            <text:p text:style-name="P5">date of birth: <text:s text:c="3"/><text:span text:style-name="T9"><text:placeholder text:placeholder-type="text">&lt;patient.dob&gt;</text:placeholder></text:span></text:p>
            <text:p text:style-name="P2"><text:s text:c="4"/></text:p>
            <text:p text:style-name="P10"><text:span text:style-name="T18">Age:</text:span><text:span text:style-name="T17"> <text:s text:c="2"/></text:span><text:span text:style-name="T17"><text:placeholder text:placeholder-type="text">&lt;patient.age&gt;</text:placeholder></text:span><text:span text:style-name="T17"> <text:s/></text:span></text:p>
          </table:table-cell>
        </table:table-row>
        <table:table-row table:style-name="Table1.4">
          <table:table-cell table:style-name="Table1.A2" table:number-columns-spanned="2" office:value-type="string">
            <text:p text:style-name="P6">name of next of kin : <text:s text:c="5"/><text:placeholder text:placeholder-type="text">&lt;patient.family.name&gt;</text:placeholder> <text:s text:c="46"/>relationship: <text:s text:c="2"/></text:p>
          </table:table-cell>
          <table:covered-table-cell/>
          <table:table-cell table:style-name="Table1.C1" table:number-columns-spanned="3" office:value-type="string">
            <text:p text:style-name="P2">next of kin’s address : <text:s text:c="52"/>landmark</text:p>
          </table:table-cell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2">name of contact : <text:s text:c="4"/><text:placeholder text:placeholder-type="text">&lt;patient.family.name&gt;</text:placeholder> </text:p>
            <text:p text:style-name="P7"><text:s text:c="85"/></text:p>
          </table:table-cell>
          <table:covered-table-cell/>
          <table:table-cell table:style-name="Table1.C1" table:number-columns-spanned="3" office:value-type="string">
            <text:p text:style-name="P2">address <text:s text:c="93"/>telephone <text:s/>no.</text:p>
          </table:table-cell>
          <table:covered-table-cell/>
          <table:covered-table-cell/>
        </table:table-row>
        <table:table-row table:style-name="Table1.6">
          <table:table-cell table:style-name="Table1.C1" table:number-columns-spanned="5" office:value-type="string">
            <text:p text:style-name="P17"><draw:line text:anchor-type="char" draw:z-index="3" draw:style-name="gr1" draw:text-style-name="P24" svg:x1="2.3035in" svg:y1="-0.0047in" svg:x2="2.3035in" svg:y2="0.4953in"><text:p/></draw:line><text:span text:style-name="T1">name of father</text:span><text:span text:style-name="T5"><text:tab/><text:tab/> <text:s text:c="20"/><text:tab/> <text:s text:c="2"/></text:span><text:span text:style-name="T1">mother’s maiden name <text:s text:c="45"/>today’s date: : </text:span><text:span text:style-name="T14"><text:placeholder text:placeholder-type="text">&lt;formatLang(datetime.date.today(), user.language)&gt;</text:placeholder></text:span><text:span text:style-name="T1"> <text:s text:c="266"/>month <text:s text:c="16"/>day <text:s text:c="221"/></text:span></text:p>
            <text:h text:style-name="P23" text:outline-level="2"><text:span text:style-name="T13"><text:s/>_______________________________________________________________________________________________________________________________________________</text:span><text:span text:style-name="T15"> <text:s text:c="68"/>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C1" table:number-columns-spanned="5" office:value-type="string">
            <text:h text:style-name="Heading_20_4" text:outline-level="4">socio-economic data</text:h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3" office:value-type="string">
            <text:p text:style-name="P2"><text:s text:c="10"/>water supply <text:s text:c="83"/>water storage</text:p>
            <text:list xml:id="list993448553493414611" text:style-name="WW8Num1">
              <text:list-item>
                <text:p text:style-name="P22"><field:fieldmark text:name="__Fieldmark__254_620018310" field:type="vnd.oasis.opendocument.field.FORMCHECKBOX"><field:param field:name="Checkbox_HelpText" field:value=""/><field:param field:name="Checkbox_Name" field:value="Check138"/></field:fieldmark><text:span text:style-name="T1"><text:s text:c="5"/>house connection <text:s text:c="51"/>1. <text:s/></text:span><field:fieldmark text:name="__Fieldmark__258_620018310" field:type="vnd.oasis.opendocument.field.FORMCHECKBOX"><field:param field:name="Checkbox_HelpText" field:value=""/><field:param field:name="Checkbox_Name" field:value="Check151"/></field:fieldmark><text:span text:style-name="T1"><text:s text:c="5"/>none</text:span></text:p>
              </text:list-item>
              <text:list-item>
                <text:p text:style-name="P22"><field:fieldmark text:name="__Fieldmark__264_620018310" field:type="vnd.oasis.opendocument.field.FORMCHECKBOX"><field:param field:name="Checkbox_HelpText" field:value=""/><field:param field:name="Checkbox_Name" field:value="Check141"/></field:fieldmark><text:span text:style-name="T1"><text:s text:c="5"/>stand pipe <text:s text:c="69"/>2. <text:s/></text:span><field:fieldmark text:name="__Fieldmark__268_620018310" field:type="vnd.oasis.opendocument.field.FORMCHECKBOX"><field:param field:name="Checkbox_HelpText" field:value=""/><field:param field:name="Checkbox_Name" field:value="Check152"/></field:fieldmark><text:span text:style-name="T1"><text:s text:c="5"/>tank</text:span></text:p>
              </text:list-item>
              <text:list-item>
                <text:p text:style-name="P22"><field:fieldmark text:name="__Fieldmark__274_620018310" field:type="vnd.oasis.opendocument.field.FORMCHECKBOX"><field:param field:name="Checkbox_HelpText" field:value=""/><field:param field:name="Checkbox_Name" field:value="Check146"/></field:fieldmark><text:span text:style-name="T1"><text:s text:c="5"/>yard pipe <text:s text:c="71"/>3. <text:s/></text:span><field:fieldmark text:name="__Fieldmark__278_620018310" field:type="vnd.oasis.opendocument.field.FORMCHECKBOX"><field:param field:name="Checkbox_HelpText" field:value=""/><field:param field:name="Checkbox_Name" field:value="Check147"/></field:fieldmark><text:span text:style-name="T1"><text:s text:c="5"/>drum</text:span></text:p>
              </text:list-item>
              <text:list-item>
                <text:p text:style-name="P22"><field:fieldmark text:name="__Fieldmark__284_620018310" field:type="vnd.oasis.opendocument.field.FORMCHECKBOX"><field:param field:name="Checkbox_HelpText" field:value=""/><field:param field:name="Checkbox_Name" field:value="Check154"/></field:fieldmark><text:span text:style-name="T1"><text:s text:c="5"/>other <text:s text:c="78"/>4. <text:s/></text:span><field:fieldmark text:name="__Fieldmark__288_620018310" field:type="vnd.oasis.opendocument.field.FORMCHECKBOX"><field:param field:name="Checkbox_HelpText" field:value=""/><field:param field:name="Checkbox_Name" field:value="Check155"/></field:fieldmark><text:span text:style-name="T1"><text:s text:c="5"/>other (specify)</text:span></text:p>
              </text:list-item>
            </text:list>
            <text:p text:style-name="P2"><draw:line text:anchor-type="char" draw:z-index="4" draw:style-name="gr1" draw:text-style-name="P24" svg:x1="-0.0752in" svg:y1="0.1075in" svg:x2="8.05in" svg:y2="0.1075in"><text:p/></draw:line>________________ <text:s text:c="37"/>___________________</text:p>
          </table:table-cell>
          <table:covered-table-cell/>
          <table:covered-table-cell/>
          <table:table-cell table:style-name="Table1.C1" table:number-columns-spanned="2" office:value-type="string">
            <text:p text:style-name="P2">toilet facilities</text:p>
            <text:p text:style-name="Standard"><text:span text:style-name="T1">1. <text:s/></text:span><field:fieldmark text:name="__Fieldmark__303_620018310" field:type="vnd.oasis.opendocument.field.FORMCHECKBOX"><field:param field:name="Checkbox_HelpText" field:value=""/><field:param field:name="Checkbox_Name" field:value="Check148"/></field:fieldmark><text:span text:style-name="T1"><text:s text:c="5"/>flush toilet</text:span></text:p>
            <text:p text:style-name="Standard"><text:span text:style-name="T1">2. <text:s/></text:span><field:fieldmark text:name="__Fieldmark__311_620018310" field:type="vnd.oasis.opendocument.field.FORMCHECKBOX"><field:param field:name="Checkbox_HelpText" field:value=""/><field:param field:name="Checkbox_Name" field:value="Check149"/></field:fieldmark><text:span text:style-name="T1"><text:s text:c="5"/>pit latrine</text:span></text:p>
            <text:p text:style-name="Standard"><text:span text:style-name="T1">3. <text:s/></text:span><field:fieldmark text:name="__Fieldmark__319_620018310" field:type="vnd.oasis.opendocument.field.FORMCHECKBOX"><field:param field:name="Checkbox_HelpText" field:value=""/><field:param field:name="Checkbox_Name" field:value="Check150"/></field:fieldmark><text:span text:style-name="T1"><text:s text:c="5"/>none</text:span></text:p>
            <text:p text:style-name="P2"/>
            <text:p text:style-name="P2"/>
          </table:table-cell>
          <table:covered-table-cell/>
        </table:table-row>
        <table:table-row table:style-name="Table1.9">
          <table:table-cell table:style-name="Table1.C1" table:number-columns-spanned="5" office:value-type="string">
            <text:h text:style-name="Heading_20_4" text:outline-level="4">medical data</text:h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2" office:value-type="string">
            <text:p text:style-name="P3">family history</text:p>
            <text:p text:style-name="P3">(check “yes” if applicable and write relationship)</text:p>
            <text:p text:style-name="P3"/>
            <text:p text:style-name="P2">no <text:s text:c="9"/>yes <text:s text:c="76"/>relationship</text:p>
            <text:p text:style-name="Standard"><field:fieldmark text:name="__Fieldmark__341_620018310" field:type="vnd.oasis.opendocument.field.FORMCHECKBOX"><field:param field:name="Checkbox_HelpText" field:value=""/><field:param field:name="Checkbox_Name" field:value="Check3"/></field:fieldmark><text:span text:style-name="T1"><text:s text:c="10"/></text:span><field:fieldmark text:name="__Fieldmark__345_620018310" field:type="vnd.oasis.opendocument.field.FORMCHECKBOX"><field:param field:name="Checkbox_HelpText" field:value=""/><field:param field:name="Checkbox_Name" field:value="Check4"/></field:fieldmark><text:span text:style-name="T1"><text:s text:c="5"/>asthma <text:s text:c="49"/>____________________</text:span></text:p>
            <text:p text:style-name="Standard"><field:fieldmark text:name="__Fieldmark__351_620018310" field:type="vnd.oasis.opendocument.field.FORMCHECKBOX"><field:param field:name="Checkbox_HelpText" field:value=""/><field:param field:name="Checkbox_Name" field:value="Check14"/></field:fieldmark><text:span text:style-name="T1"><text:s text:c="10"/></text:span><field:fieldmark text:name="__Fieldmark__355_620018310" field:type="vnd.oasis.opendocument.field.FORMCHECKBOX"><field:param field:name="Checkbox_HelpText" field:value=""/><field:param field:name="Checkbox_Name" field:value="Check13"/></field:fieldmark><text:span text:style-name="T1"><text:s text:c="5"/>diabetes (sugar) <text:s text:c="23"/>____________________</text:span></text:p>
            <text:p text:style-name="Standard"><field:fieldmark text:name="__Fieldmark__361_620018310" field:type="vnd.oasis.opendocument.field.FORMCHECKBOX"><field:param field:name="Checkbox_HelpText" field:value=""/><field:param field:name="Checkbox_Name" field:value="Check7"/></field:fieldmark><text:span text:style-name="T1"><text:s text:c="10"/></text:span><field:fieldmark text:name="__Fieldmark__365_620018310" field:type="vnd.oasis.opendocument.field.FORMCHECKBOX"><field:param field:name="Checkbox_HelpText" field:value=""/><field:param field:name="Checkbox_Name" field:value="Check8"/></field:fieldmark><text:span text:style-name="T1"><text:s text:c="5"/>epilepsy <text:s text:c="48"/>____________________</text:span></text:p>
            <text:p text:style-name="Standard"><field:fieldmark text:name="__Fieldmark__371_620018310" field:type="vnd.oasis.opendocument.field.FORMCHECKBOX"><field:param field:name="Checkbox_HelpText" field:value=""/><field:param field:name="Checkbox_Name" field:value="Check9"/></field:fieldmark><text:span text:style-name="T1"><text:s text:c="10"/></text:span><field:fieldmark text:name="__Fieldmark__375_620018310" field:type="vnd.oasis.opendocument.field.FORMCHECKBOX"><field:param field:name="Checkbox_HelpText" field:value=""/><field:param field:name="Checkbox_Name" field:value="Check10"/></field:fieldmark><text:span text:style-name="T1"><text:s text:c="5"/>heart disease <text:s text:c="35"/>____________________</text:span></text:p>
            <text:p text:style-name="Standard"><field:fieldmark text:name="__Fieldmark__381_620018310" field:type="vnd.oasis.opendocument.field.FORMCHECKBOX"><field:param field:name="Checkbox_HelpText" field:value=""/><field:param field:name="Checkbox_Name" field:value="Check11"/></field:fieldmark><text:span text:style-name="T1"><text:s text:c="10"/></text:span><field:fieldmark text:name="__Fieldmark__385_620018310" field:type="vnd.oasis.opendocument.field.FORMCHECKBOX"><field:param field:name="Checkbox_HelpText" field:value=""/><field:param field:name="Checkbox_Name" field:value="Check12"/></field:fieldmark><text:span text:style-name="T1"><text:s text:c="5"/>high blood pressure <text:s text:c="20"/>____________________</text:span></text:p>
            <text:p text:style-name="Standard"><field:fieldmark text:name="__Fieldmark__391_620018310" field:type="vnd.oasis.opendocument.field.FORMCHECKBOX"><field:param field:name="Checkbox_HelpText" field:value=""/><field:param field:name="Checkbox_Name" field:value="Check15"/></field:fieldmark><text:span text:style-name="T1"><text:s text:c="10"/></text:span><field:fieldmark text:name="__Fieldmark__395_620018310" field:type="vnd.oasis.opendocument.field.FORMCHECKBOX"><field:param field:name="Checkbox_HelpText" field:value=""/><field:param field:name="Checkbox_Name" field:value="Check16"/></field:fieldmark><text:span text:style-name="T1"><text:s text:c="5"/>stroke <text:s text:c="50"/>____________________ </text:span></text:p>
            <text:p text:style-name="Standard"><field:fieldmark text:name="__Fieldmark__401_620018310" field:type="vnd.oasis.opendocument.field.FORMCHECKBOX"><field:param field:name="Checkbox_HelpText" field:value=""/><field:param field:name="Checkbox_Name" field:value="Check17"/></field:fieldmark><text:span text:style-name="T1"><text:s text:c="10"/></text:span><field:fieldmark text:name="__Fieldmark__405_620018310" field:type="vnd.oasis.opendocument.field.FORMCHECKBOX"><field:param field:name="Checkbox_HelpText" field:value=""/><field:param field:name="Checkbox_Name" field:value="Check18"/></field:fieldmark><text:span text:style-name="T1"><text:s text:c="5"/>mental illness <text:s text:c="32"/>____________________</text:span></text:p>
            <text:p text:style-name="Standard"><field:fieldmark text:name="__Fieldmark__411_620018310" field:type="vnd.oasis.opendocument.field.FORMCHECKBOX"><field:param field:name="Checkbox_HelpText" field:value=""/><field:param field:name="Checkbox_Name" field:value="Check19"/></field:fieldmark><text:span text:style-name="T1"><text:s text:c="10"/></text:span><field:fieldmark text:name="__Fieldmark__415_620018310" field:type="vnd.oasis.opendocument.field.FORMCHECKBOX"><field:param field:name="Checkbox_HelpText" field:value=""/><field:param field:name="Checkbox_Name" field:value="Check20"/></field:fieldmark><text:span text:style-name="T1"><text:s text:c="5"/>tuberculosis <text:s text:c="36"/>____________________</text:span></text:p>
            <text:p text:style-name="Standard"><field:fieldmark text:name="__Fieldmark__421_620018310" field:type="vnd.oasis.opendocument.field.FORMCHECKBOX"><field:param field:name="Checkbox_HelpText" field:value=""/><field:param field:name="Checkbox_Name" field:value="Check21"/></field:fieldmark><text:span text:style-name="T1"><text:s text:c="10"/></text:span><field:fieldmark text:name="__Fieldmark__425_620018310" field:type="vnd.oasis.opendocument.field.FORMCHECKBOX"><field:param field:name="Checkbox_HelpText" field:value=""/><field:param field:name="Checkbox_Name" field:value="Check22"/></field:fieldmark><text:span text:style-name="T1"><text:s text:c="5"/>other (specify) <text:s text:c="32"/>____________________</text:span></text:p>
            <text:p text:style-name="P2"/>
          </table:table-cell>
          <table:table-cell table:style-name="Table1.C1" table:number-rows-spanned="2" table:number-columns-spanned="4" office:value-type="string">
            <text:p text:style-name="P2">first visit <text:s text:c="85"/>subsequent visits</text:p>
            <text:p text:style-name="P2"/>
            <text:p text:style-name="P2"/>
            <text:p text:style-name="P2">no <text:s text:c="12"/>yes<text:tab/><text:tab/><text:tab/><text:tab/> <text:s text:c="17"/>yes <text:s text:c="11"/>year</text:p>
            <text:p text:style-name="P13"><draw:line text:anchor-type="char" draw:z-index="1" draw:style-name="gr1" draw:text-style-name="P24" svg:x1="8.6969in" svg:y1="0.1071in" svg:x2="8.6969in" svg:y2="3.1071in"><text:p/></draw:line></text:p>
            <text:p text:style-name="Standard"><field:fieldmark text:name="__Fieldmark__446_620018310" field:type="vnd.oasis.opendocument.field.FORMCHECKBOX"><field:param field:name="Checkbox_HelpText" field:value=""/><field:param field:name="Checkbox_Name" field:value="Check1"/></field:fieldmark><text:span text:style-name="T1"><text:s text:c="13"/></text:span><field:fieldmark text:name="__Fieldmark__450_620018310" field:type="vnd.oasis.opendocument.field.FORMCHECKBOX"><field:param field:name="Checkbox_HelpText" field:value=""/><field:param field:name="Checkbox_Name" field:value="Check72"/></field:fieldmark><text:span text:style-name="T1"><text:s text:c="32"/>cancer <text:s text:c="61"/></text:span><field:fieldmark text:name="__Fieldmark__454_620018310" field:type="vnd.oasis.opendocument.field.FORMCHECKBOX"><field:param field:name="Checkbox_HelpText" field:value=""/><field:param field:name="Checkbox_Name" field:value="Check114"/></field:fieldmark><text:span text:style-name="T1"><text:s text:c="10"/>______ <text:s text:c="4"/></text:span></text:p>
            <text:p text:style-name="Standard"><draw:frame text:anchor-type="char" draw:z-index="2" draw:style-name="gr2" draw:text-style-name="P25" svg:width="2.687in" svg:height="0.3724in" draw:transform="rotate (1.5707963267949) translate (8.69639654418198in 2.79027777777778in)"><draw:text-box><text:p text:style-name="P25"><text:span text:style-name="T21">ADULT AND CHILDREN <text:s text:c="12"/>ADULT <text:s/>ONLY</text:span></text:p></draw:text-box></draw:frame><field:fieldmark text:name="__Fieldmark__462_620018310" field:type="vnd.oasis.opendocument.field.FORMCHECKBOX"><field:param field:name="Checkbox_HelpText" field:value=""/><field:param field:name="Checkbox_Name" field:value="Check4"/></field:fieldmark><text:span text:style-name="T1"> <text:s text:c="12"/></text:span><field:fieldmark text:name="__Fieldmark__466_620018310" field:type="vnd.oasis.opendocument.field.FORMCHECKBOX"><field:param field:name="Checkbox_HelpText" field:value=""/><field:param field:name="Checkbox_Name" field:value="Check5"/></field:fieldmark><text:span text:style-name="T1"><text:tab/> <text:s text:c="8"/>diabetes (sugar) <text:s text:c="36"/></text:span><field:fieldmark text:name="__Fieldmark__470_620018310" field:type="vnd.oasis.opendocument.field.FORMCHECKBOX"><field:param field:name="Checkbox_HelpText" field:value=""/><field:param field:name="Checkbox_Name" field:value="Check115"/></field:fieldmark><text:span text:style-name="T1"><text:s text:c="10"/>______<text:tab/></text:span></text:p>
            <text:p text:style-name="Standard"><field:fieldmark text:name="__Fieldmark__476_620018310" field:type="vnd.oasis.opendocument.field.FORMCHECKBOX"><field:param field:name="Checkbox_HelpText" field:value=""/><field:param field:name="Checkbox_Name" field:value="Check7"/></field:fieldmark><text:span text:style-name="T1"><text:s text:c="13"/></text:span><field:fieldmark text:name="__Fieldmark__480_620018310" field:type="vnd.oasis.opendocument.field.FORMCHECKBOX"><field:param field:name="Checkbox_HelpText" field:value=""/><field:param field:name="Checkbox_Name" field:value="Check8"/></field:fieldmark><text:span text:style-name="T1"><text:tab/> <text:s text:c="8"/>gonorrhoea <text:s text:c="50"/></text:span><field:fieldmark text:name="__Fieldmark__484_620018310" field:type="vnd.oasis.opendocument.field.FORMCHECKBOX"><field:param field:name="Checkbox_HelpText" field:value=""/><field:param field:name="Checkbox_Name" field:value="Check116"/></field:fieldmark><text:span text:style-name="T1"><text:s text:c="10"/>______</text:span></text:p>
            <text:p text:style-name="Standard"><field:fieldmark text:name="__Fieldmark__490_620018310" field:type="vnd.oasis.opendocument.field.FORMCHECKBOX"><field:param field:name="Checkbox_HelpText" field:value=""/><field:param field:name="Checkbox_Name" field:value="Check10"/></field:fieldmark><text:span text:style-name="T1"><text:s text:c="13"/></text:span><field:fieldmark text:name="__Fieldmark__494_620018310" field:type="vnd.oasis.opendocument.field.FORMCHECKBOX"><field:param field:name="Checkbox_HelpText" field:value=""/><field:param field:name="Checkbox_Name" field:value="Check76"/></field:fieldmark><text:span text:style-name="T1"><text:tab/> <text:s text:c="9"/>heart <text:s/>disease<text:tab/> <text:s text:c="26"/><text:tab/> <text:s/></text:span><field:fieldmark text:name="__Fieldmark__498_620018310" field:type="vnd.oasis.opendocument.field.FORMCHECKBOX"><field:param field:name="Checkbox_HelpText" field:value=""/><field:param field:name="Checkbox_Name" field:value="Check117"/></field:fieldmark><text:span text:style-name="T1"><text:s text:c="10"/>______</text:span></text:p>
            <text:p text:style-name="Standard"><field:fieldmark text:name="__Fieldmark__504_620018310" field:type="vnd.oasis.opendocument.field.FORMCHECKBOX"><field:param field:name="Checkbox_HelpText" field:value=""/><field:param field:name="Checkbox_Name" field:value="Check13"/></field:fieldmark><text:span text:style-name="T1"><text:s text:c="13"/></text:span><field:fieldmark text:name="__Fieldmark__508_620018310" field:type="vnd.oasis.opendocument.field.FORMCHECKBOX"><field:param field:name="Checkbox_HelpText" field:value=""/><field:param field:name="Checkbox_Name" field:value="Check14"/></field:fieldmark><text:span text:style-name="T1"><text:tab/> <text:s text:c="8"/>high <text:s/>blood pressure <text:s text:c="15"/><text:tab/> <text:s/></text:span><field:fieldmark text:name="__Fieldmark__512_620018310" field:type="vnd.oasis.opendocument.field.FORMCHECKBOX"><field:param field:name="Checkbox_HelpText" field:value=""/><field:param field:name="Checkbox_Name" field:value="Check118"/></field:fieldmark><text:span text:style-name="T1"><text:s text:c="10"/>______</text:span></text:p>
            <text:p text:style-name="Standard"><field:fieldmark text:name="__Fieldmark__518_620018310" field:type="vnd.oasis.opendocument.field.FORMCHECKBOX"><field:param field:name="Checkbox_HelpText" field:value=""/><field:param field:name="Checkbox_Name" field:value="Check16"/></field:fieldmark><text:span text:style-name="T1"><text:s text:c="13"/></text:span><field:fieldmark text:name="__Fieldmark__522_620018310" field:type="vnd.oasis.opendocument.field.FORMCHECKBOX"><field:param field:name="Checkbox_HelpText" field:value=""/><field:param field:name="Checkbox_Name" field:value="Check17"/></field:fieldmark><text:span text:style-name="T1"><text:tab/> <text:s text:c="8"/>peptic ulcer (stomach) <text:s text:c="11"/><text:tab/> <text:s/></text:span><field:fieldmark text:name="__Fieldmark__526_620018310" field:type="vnd.oasis.opendocument.field.FORMCHECKBOX"><field:param field:name="Checkbox_HelpText" field:value=""/><field:param field:name="Checkbox_Name" field:value="Check119"/></field:fieldmark><text:span text:style-name="T1"><text:s text:c="10"/>______</text:span></text:p>
            <text:p text:style-name="Standard"><field:fieldmark text:name="__Fieldmark__532_620018310" field:type="vnd.oasis.opendocument.field.FORMCHECKBOX"><field:param field:name="Checkbox_HelpText" field:value=""/><field:param field:name="Checkbox_Name" field:value="Check19"/></field:fieldmark><text:span text:style-name="T1"><text:s text:c="13"/></text:span><field:fieldmark text:name="__Fieldmark__536_620018310" field:type="vnd.oasis.opendocument.field.FORMCHECKBOX"><field:param field:name="Checkbox_HelpText" field:value=""/><field:param field:name="Checkbox_Name" field:value="Check20"/></field:fieldmark><text:span text:style-name="T1"><text:tab/> <text:s text:c="8"/>stroke<text:tab/> <text:s text:c="24"/><text:tab/> <text:s/></text:span><field:fieldmark text:name="__Fieldmark__540_620018310" field:type="vnd.oasis.opendocument.field.FORMCHECKBOX"><field:param field:name="Checkbox_HelpText" field:value=""/><field:param field:name="Checkbox_Name" field:value="Check120"/></field:fieldmark><text:span text:style-name="T1"><text:s text:c="10"/>______</text:span></text:p>
            <text:p text:style-name="Standard"><field:fieldmark text:name="__Fieldmark__546_620018310" field:type="vnd.oasis.opendocument.field.FORMCHECKBOX"><field:param field:name="Checkbox_HelpText" field:value=""/><field:param field:name="Checkbox_Name" field:value="Check22"/></field:fieldmark><text:span text:style-name="T1"><text:s text:c="13"/></text:span><field:fieldmark text:name="__Fieldmark__550_620018310" field:type="vnd.oasis.opendocument.field.FORMCHECKBOX"><field:param field:name="Checkbox_HelpText" field:value=""/><field:param field:name="Checkbox_Name" field:value="Check23"/></field:fieldmark><text:span text:style-name="T1"><text:tab/> <text:s text:c="8"/>syphilis <text:s text:c="43"/><text:tab/> <text:s/></text:span><field:fieldmark text:name="__Fieldmark__554_620018310" field:type="vnd.oasis.opendocument.field.FORMCHECKBOX"><field:param field:name="Checkbox_HelpText" field:value=""/><field:param field:name="Checkbox_Name" field:value="Check121"/></field:fieldmark><text:span text:style-name="T1"><text:s text:c="10"/>______</text:span></text:p>
            <text:p text:style-name="Standard"><field:fieldmark text:name="__Fieldmark__560_620018310" field:type="vnd.oasis.opendocument.field.FORMCHECKBOX"><field:param field:name="Checkbox_HelpText" field:value=""/><field:param field:name="Checkbox_Name" field:value="Check25"/></field:fieldmark><text:span text:style-name="T1"><text:s text:c="13"/></text:span><field:fieldmark text:name="__Fieldmark__564_620018310" field:type="vnd.oasis.opendocument.field.FORMCHECKBOX"><field:param field:name="Checkbox_HelpText" field:value=""/><field:param field:name="Checkbox_Name" field:value="Check26"/></field:fieldmark><text:span text:style-name="T1"><text:tab/> <text:s text:c="8"/>allergies<text:tab/><text:tab/> <text:s text:c="5"/><text:tab/> <text:s/></text:span><field:fieldmark text:name="__Fieldmark__568_620018310" field:type="vnd.oasis.opendocument.field.FORMCHECKBOX"><field:param field:name="Checkbox_HelpText" field:value=""/><field:param field:name="Checkbox_Name" field:value="Check122"/></field:fieldmark><text:span text:style-name="T1"><text:s text:c="10"/>______</text:span></text:p>
            <text:p text:style-name="Standard"><field:fieldmark text:name="__Fieldmark__574_620018310" field:type="vnd.oasis.opendocument.field.FORMCHECKBOX"><field:param field:name="Checkbox_HelpText" field:value=""/><field:param field:name="Checkbox_Name" field:value="Check28"/></field:fieldmark><text:span text:style-name="T1"><text:s text:c="13"/></text:span><field:fieldmark text:name="__Fieldmark__578_620018310" field:type="vnd.oasis.opendocument.field.FORMCHECKBOX"><field:param field:name="Checkbox_HelpText" field:value=""/><field:param field:name="Checkbox_Name" field:value="Check29"/></field:fieldmark><text:span text:style-name="T1"><text:tab/> <text:s text:c="8"/>asthma<text:tab/><text:tab/> <text:s text:c="5"/><text:tab/> <text:s/></text:span><field:fieldmark text:name="__Fieldmark__582_620018310" field:type="vnd.oasis.opendocument.field.FORMCHECKBOX"><field:param field:name="Checkbox_HelpText" field:value=""/><field:param field:name="Checkbox_Name" field:value="Check124"/></field:fieldmark><text:span text:style-name="T1"><text:s text:c="10"/>______</text:span></text:p>
            <text:p text:style-name="Standard"><field:fieldmark text:name="__Fieldmark__588_620018310" field:type="vnd.oasis.opendocument.field.FORMCHECKBOX"><field:param field:name="Checkbox_HelpText" field:value=""/><field:param field:name="Checkbox_Name" field:value="Check31"/></field:fieldmark><text:span text:style-name="T1"><text:s text:c="13"/></text:span><field:fieldmark text:name="__Fieldmark__592_620018310" field:type="vnd.oasis.opendocument.field.FORMCHECKBOX"><field:param field:name="Checkbox_HelpText" field:value=""/><field:param field:name="Checkbox_Name" field:value="Check32"/></field:fieldmark><text:span text:style-name="T1"><text:tab/> <text:s text:c="8"/>congenital deformity <text:s text:c="12"/><text:tab/> <text:s/></text:span><field:fieldmark text:name="__Fieldmark__596_620018310" field:type="vnd.oasis.opendocument.field.FORMCHECKBOX"><field:param field:name="Checkbox_HelpText" field:value=""/><field:param field:name="Checkbox_Name" field:value="Check123"/></field:fieldmark><text:span text:style-name="T1"><text:s text:c="10"/>______</text:span></text:p>
            <text:p text:style-name="Standard"><field:fieldmark text:name="__Fieldmark__602_620018310" field:type="vnd.oasis.opendocument.field.FORMCHECKBOX"><field:param field:name="Checkbox_HelpText" field:value=""/><field:param field:name="Checkbox_Name" field:value="Check34"/></field:fieldmark><text:span text:style-name="T1"><text:s text:c="13"/></text:span><field:fieldmark text:name="__Fieldmark__606_620018310" field:type="vnd.oasis.opendocument.field.FORMCHECKBOX"><field:param field:name="Checkbox_HelpText" field:value=""/><field:param field:name="Checkbox_Name" field:value="Check35"/></field:fieldmark><text:span text:style-name="T1"><text:tab/> <text:s text:c="8"/>epilepsy (fits)<text:tab/><text:tab/> <text:s text:c="5"/><text:tab/> <text:s/></text:span><field:fieldmark text:name="__Fieldmark__610_620018310" field:type="vnd.oasis.opendocument.field.FORMCHECKBOX"><field:param field:name="Checkbox_HelpText" field:value=""/><field:param field:name="Checkbox_Name" field:value="Check126"/></field:fieldmark><text:span text:style-name="T1"><text:s text:c="10"/>______</text:span></text:p>
            <text:p text:style-name="Standard"><field:fieldmark text:name="__Fieldmark__616_620018310" field:type="vnd.oasis.opendocument.field.FORMCHECKBOX"><field:param field:name="Checkbox_HelpText" field:value=""/><field:param field:name="Checkbox_Name" field:value="Check37"/></field:fieldmark><text:span text:style-name="T1"><text:s text:c="13"/></text:span><field:fieldmark text:name="__Fieldmark__620_620018310" field:type="vnd.oasis.opendocument.field.FORMCHECKBOX"><field:param field:name="Checkbox_HelpText" field:value=""/><field:param field:name="Checkbox_Name" field:value="Check38"/></field:fieldmark><text:span text:style-name="T1"><text:tab/> <text:s text:c="8"/>injuries (major)<text:tab/> <text:s text:c="4"/><text:tab/> <text:s/></text:span><field:fieldmark text:name="__Fieldmark__624_620018310" field:type="vnd.oasis.opendocument.field.FORMCHECKBOX"><field:param field:name="Checkbox_HelpText" field:value=""/><field:param field:name="Checkbox_Name" field:value="Check125"/></field:fieldmark><text:span text:style-name="T1"><text:s text:c="10"/>______</text:span></text:p>
            <text:p text:style-name="Standard"><text:soft-page-break/><field:fieldmark text:name="__Fieldmark__631_620018310" field:type="vnd.oasis.opendocument.field.FORMCHECKBOX"><field:param field:name="Checkbox_HelpText" field:value=""/><field:param field:name="Checkbox_Name" field:value="Check40"/></field:fieldmark><text:span text:style-name="T1"><text:s text:c="13"/></text:span><field:fieldmark text:name="__Fieldmark__635_620018310" field:type="vnd.oasis.opendocument.field.FORMCHECKBOX"><field:param field:name="Checkbox_HelpText" field:value=""/><field:param field:name="Checkbox_Name" field:value="Check41"/></field:fieldmark><text:span text:style-name="T1"><text:tab/> <text:s text:c="8"/>jaundice<text:tab/><text:tab/> <text:s text:c="5"/><text:tab/> <text:s/></text:span><field:fieldmark text:name="__Fieldmark__639_620018310" field:type="vnd.oasis.opendocument.field.FORMCHECKBOX"><field:param field:name="Checkbox_HelpText" field:value=""/><field:param field:name="Checkbox_Name" field:value="Check127"/></field:fieldmark><text:span text:style-name="T1"><text:s text:c="10"/>______</text:span></text:p>
            <text:p text:style-name="Standard"><field:fieldmark text:name="__Fieldmark__645_620018310" field:type="vnd.oasis.opendocument.field.FORMCHECKBOX"><field:param field:name="Checkbox_HelpText" field:value=""/><field:param field:name="Checkbox_Name" field:value="Check43"/></field:fieldmark><text:span text:style-name="T1"><text:s text:c="13"/></text:span><field:fieldmark text:name="__Fieldmark__649_620018310" field:type="vnd.oasis.opendocument.field.FORMCHECKBOX"><field:param field:name="Checkbox_HelpText" field:value=""/><field:param field:name="Checkbox_Name" field:value="Check44"/></field:fieldmark><text:span text:style-name="T1"><text:tab/> <text:s text:c="8"/>kidney disease<text:tab/> <text:s text:c="37"/></text:span><field:fieldmark text:name="__Fieldmark__653_620018310" field:type="vnd.oasis.opendocument.field.FORMCHECKBOX"><field:param field:name="Checkbox_HelpText" field:value=""/><field:param field:name="Checkbox_Name" field:value="Check156"/></field:fieldmark><text:span text:style-name="T1"><text:s text:c="11"/>______</text:span></text:p>
            <text:p text:style-name="Standard"><field:fieldmark text:name="__Fieldmark__659_620018310" field:type="vnd.oasis.opendocument.field.FORMCHECKBOX"><field:param field:name="Checkbox_HelpText" field:value=""/><field:param field:name="Checkbox_Name" field:value="Check46"/></field:fieldmark><text:span text:style-name="T1"><text:s text:c="13"/></text:span><field:fieldmark text:name="__Fieldmark__663_620018310" field:type="vnd.oasis.opendocument.field.FORMCHECKBOX"><field:param field:name="Checkbox_HelpText" field:value=""/><field:param field:name="Checkbox_Name" field:value="Check47"/></field:fieldmark><text:span text:style-name="T1"><text:tab/> <text:s text:c="8"/>measles <text:s/><text:tab/> <text:s text:c="27"/><text:tab/> <text:s/></text:span><field:fieldmark text:name="__Fieldmark__667_620018310" field:type="vnd.oasis.opendocument.field.FORMCHECKBOX"><field:param field:name="Checkbox_HelpText" field:value=""/><field:param field:name="Checkbox_Name" field:value="Check128"/></field:fieldmark><text:span text:style-name="T1"><text:s text:c="10"/>______</text:span></text:p>
            <text:p text:style-name="Standard"><field:fieldmark text:name="__Fieldmark__673_620018310" field:type="vnd.oasis.opendocument.field.FORMCHECKBOX"><field:param field:name="Checkbox_HelpText" field:value=""/><field:param field:name="Checkbox_Name" field:value="Check50"/></field:fieldmark><text:span text:style-name="T1"><text:s text:c="13"/></text:span><field:fieldmark text:name="__Fieldmark__677_620018310" field:type="vnd.oasis.opendocument.field.FORMCHECKBOX"><field:param field:name="Checkbox_HelpText" field:value=""/><field:param field:name="Checkbox_Name" field:value="Check51"/></field:fieldmark><text:span text:style-name="T1"><text:tab/> <text:s text:c="8"/>mental illness<text:tab/> <text:s text:c="4"/><text:tab/> <text:s/></text:span><field:fieldmark text:name="__Fieldmark__681_620018310" field:type="vnd.oasis.opendocument.field.FORMCHECKBOX"><field:param field:name="Checkbox_HelpText" field:value=""/><field:param field:name="Checkbox_Name" field:value="Check130"/></field:fieldmark><text:span text:style-name="T1"><text:s text:c="10"/>______</text:span></text:p>
            <text:p text:style-name="Standard"><field:fieldmark text:name="__Fieldmark__687_620018310" field:type="vnd.oasis.opendocument.field.FORMCHECKBOX"><field:param field:name="Checkbox_HelpText" field:value=""/><field:param field:name="Checkbox_Name" field:value="Check53"/></field:fieldmark><text:span text:style-name="T1"><text:s text:c="13"/></text:span><field:fieldmark text:name="__Fieldmark__691_620018310" field:type="vnd.oasis.opendocument.field.FORMCHECKBOX"><field:param field:name="Checkbox_HelpText" field:value=""/><field:param field:name="Checkbox_Name" field:value="Check54"/></field:fieldmark><text:span text:style-name="T1"><text:tab/> <text:s text:c="8"/>mumps <text:s text:c="49"/><text:tab/> <text:s/></text:span><field:fieldmark text:name="__Fieldmark__695_620018310" field:type="vnd.oasis.opendocument.field.FORMCHECKBOX"><field:param field:name="Checkbox_HelpText" field:value=""/><field:param field:name="Checkbox_Name" field:value="Check131"/></field:fieldmark><text:span text:style-name="T1"><text:s text:c="10"/>______</text:span></text:p>
            <text:p text:style-name="Standard"><field:fieldmark text:name="__Fieldmark__701_620018310" field:type="vnd.oasis.opendocument.field.FORMCHECKBOX"><field:param field:name="Checkbox_HelpText" field:value=""/><field:param field:name="Checkbox_Name" field:value="Check56"/></field:fieldmark><text:span text:style-name="T1"><text:s text:c="13"/></text:span><field:fieldmark text:name="__Fieldmark__705_620018310" field:type="vnd.oasis.opendocument.field.FORMCHECKBOX"><field:param field:name="Checkbox_HelpText" field:value=""/><field:param field:name="Checkbox_Name" field:value="Check57"/></field:fieldmark><text:span text:style-name="T1"><text:tab/> <text:s text:c="8"/>operations (surgical) <text:s text:c="10"/><text:tab/> <text:s/></text:span><field:fieldmark text:name="__Fieldmark__709_620018310" field:type="vnd.oasis.opendocument.field.FORMCHECKBOX"><field:param field:name="Checkbox_HelpText" field:value=""/><field:param field:name="Checkbox_Name" field:value="Check132"/></field:fieldmark><text:span text:style-name="T1"><text:s text:c="10"/>______</text:span></text:p>
            <text:p text:style-name="Standard"><field:fieldmark text:name="__Fieldmark__715_620018310" field:type="vnd.oasis.opendocument.field.FORMCHECKBOX"><field:param field:name="Checkbox_HelpText" field:value=""/><field:param field:name="Checkbox_Name" field:value="Check59"/></field:fieldmark><text:span text:style-name="T1"><text:s text:c="13"/></text:span><field:fieldmark text:name="__Fieldmark__719_620018310" field:type="vnd.oasis.opendocument.field.FORMCHECKBOX"><field:param field:name="Checkbox_HelpText" field:value=""/><field:param field:name="Checkbox_Name" field:value="Check60"/></field:fieldmark><text:span text:style-name="T1"><text:tab/> <text:s text:c="8"/>Rubella (german measle) <text:s text:c="7"/><text:tab/> <text:s/></text:span><field:fieldmark text:name="__Fieldmark__723_620018310" field:type="vnd.oasis.opendocument.field.FORMCHECKBOX"><field:param field:name="Checkbox_HelpText" field:value=""/><field:param field:name="Checkbox_Name" field:value="Check133"/></field:fieldmark><text:span text:style-name="T1"><text:s text:c="10"/>______</text:span></text:p>
            <text:p text:style-name="Standard"><field:fieldmark text:name="__Fieldmark__729_620018310" field:type="vnd.oasis.opendocument.field.FORMCHECKBOX"><field:param field:name="Checkbox_HelpText" field:value=""/><field:param field:name="Checkbox_Name" field:value="Check62"/></field:fieldmark><text:span text:style-name="T1"><text:s text:c="13"/></text:span><field:fieldmark text:name="__Fieldmark__733_620018310" field:type="vnd.oasis.opendocument.field.FORMCHECKBOX"><field:param field:name="Checkbox_HelpText" field:value=""/><field:param field:name="Checkbox_Name" field:value="Check63"/></field:fieldmark><text:span text:style-name="T1"><text:tab/> <text:s text:c="8"/>tuberculosis <text:s text:c="4"/><text:tab/> <text:s text:c="5"/><text:tab/> <text:s/></text:span><field:fieldmark text:name="__Fieldmark__737_620018310" field:type="vnd.oasis.opendocument.field.FORMCHECKBOX"><field:param field:name="Checkbox_HelpText" field:value=""/><field:param field:name="Checkbox_Name" field:value="Check134"/></field:fieldmark><text:span text:style-name="T1"><text:s text:c="10"/>______</text:span></text:p>
            <text:p text:style-name="Standard"><field:fieldmark text:name="__Fieldmark__743_620018310" field:type="vnd.oasis.opendocument.field.FORMCHECKBOX"><field:param field:name="Checkbox_HelpText" field:value=""/><field:param field:name="Checkbox_Name" field:value="Check67"/></field:fieldmark><text:span text:style-name="T1"><text:s text:c="13"/></text:span><field:fieldmark text:name="__Fieldmark__747_620018310" field:type="vnd.oasis.opendocument.field.FORMCHECKBOX"><field:param field:name="Checkbox_HelpText" field:value=""/><field:param field:name="Checkbox_Name" field:value="Check68"/></field:fieldmark><text:span text:style-name="T1"><text:tab/> <text:s text:c="8"/>whoping cough <text:tab/> <text:s text:c="4"/><text:tab/> <text:s/></text:span><field:fieldmark text:name="__Fieldmark__751_620018310" field:type="vnd.oasis.opendocument.field.FORMCHECKBOX"><field:param field:name="Checkbox_HelpText" field:value=""/><field:param field:name="Checkbox_Name" field:value="Check135"/></field:fieldmark><text:span text:style-name="T1"><text:s text:c="10"/>______</text:span></text:p>
            <text:p text:style-name="Standard"><field:fieldmark text:name="__Fieldmark__757_620018310" field:type="vnd.oasis.opendocument.field.FORMCHECKBOX"><field:param field:name="Checkbox_HelpText" field:value=""/><field:param field:name="Checkbox_Name" field:value="Check70"/></field:fieldmark><text:span text:style-name="T1"><text:s text:c="13"/></text:span><field:fieldmark text:name="__Fieldmark__761_620018310" field:type="vnd.oasis.opendocument.field.FORMCHECKBOX"><field:param field:name="Checkbox_HelpText" field:value=""/><field:param field:name="Checkbox_Name" field:value="Check71"/></field:fieldmark><text:span text:style-name="T1"><text:s text:c="31"/>rheumatic fever <text:s text:c="41"/></text:span><field:fieldmark text:name="__Fieldmark__765_620018310" field:type="vnd.oasis.opendocument.field.FORMCHECKBOX"><field:param field:name="Checkbox_HelpText" field:value=""/><field:param field:name="Checkbox_Name" field:value="Check157"/></field:fieldmark><text:span text:style-name="T1"><text:s text:c="10"/>______ <text:s text:c="3"/></text:span></text:p>
            <text:p text:style-name="Standard"><field:fieldmark text:name="__Fieldmark__771_620018310" field:type="vnd.oasis.opendocument.field.FORMCHECKBOX"><field:param field:name="Checkbox_HelpText" field:value=""/><field:param field:name="Checkbox_Name" field:value="Check84"/></field:fieldmark><text:span text:style-name="T1"><text:s text:c="13"/></text:span><field:fieldmark text:name="__Fieldmark__775_620018310" field:type="vnd.oasis.opendocument.field.FORMCHECKBOX"><field:param field:name="Checkbox_HelpText" field:value=""/><field:param field:name="Checkbox_Name" field:value="Check85"/></field:fieldmark><text:span text:style-name="T1"><text:s text:c="31"/>rheumatic heart disease <text:s text:c="23"/></text:span><field:fieldmark text:name="__Fieldmark__779_620018310" field:type="vnd.oasis.opendocument.field.FORMCHECKBOX"><field:param field:name="Checkbox_HelpText" field:value=""/><field:param field:name="Checkbox_Name" field:value="Check137"/></field:fieldmark><text:span text:style-name="T1"><text:s text:c="10"/>______</text:span></text:p>
            <text:p text:style-name="P2"><text:s/></text:p>
            <text:p text:style-name="Standard"><field:fieldmark text:name="__Fieldmark__787_620018310" field:type="vnd.oasis.opendocument.field.FORMCHECKBOX"><field:param field:name="Checkbox_HelpText" field:value=""/><field:param field:name="Checkbox_Name" field:value="Check87"/></field:fieldmark><text:span text:style-name="T1"><text:s text:c="13"/></text:span><field:fieldmark text:name="__Fieldmark__791_620018310" field:type="vnd.oasis.opendocument.field.FORMCHECKBOX"><field:param field:name="Checkbox_HelpText" field:value=""/><field:param field:name="Checkbox_Name" field:value="Check88"/></field:fieldmark><text:span text:style-name="T1"><text:s text:c="33"/>OTHER (SPECIFY)</text:span></text:p>
            <text:p text:style-name="P2"/>
            <text:p text:style-name="P2"><text:s text:c="44"/>_______________________________</text:p>
            <text:p text:style-name="Standard"><text:tab/></text:p>
            <text:p text:style-name="P2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office:value-type="string">
            <text:p text:style-name="P4"/>
            <text:p text:style-name="P3"/>
            <text:p text:style-name="P3"/>
            <text:p text:style-name="P16">Present Occupation _________________________ Date ________________</text:p>
            <text:p text:style-name="P16">First Visit</text:p>
            <text:p text:style-name="P16"/>
            <text:p text:style-name="P16"/>
            <text:p text:style-name="P16">Change of Occupation _______________________ Date ________________</text:p>
            <text:p text:style-name="P16"/>
            <text:p text:style-name="P16"/>
            <text:p text:style-name="P16">Change of Occupation _______________________ Date ________________</text:p>
            <text:p text:style-name="P16"/>
            <text:p text:style-name="P16"/>
            <text:p text:style-name="P16">Change of Occupation _______________________ Date ________________</text:p>
            <text:p text:style-name="P16"/>
            <text:p text:style-name="P16"/>
            <text:p text:style-name="P16"/>
            <text:p text:style-name="P16"/>
            <text:p text:style-name="Standard"><text:span text:style-name="T1">name</text:span><text:span text:style-name="T4"> of Person Completing This Form ______________________________</text:span></text:p>
            <text:p text:style-name="P16"/>
            <text:p text:style-name="P16"/>
            <text:p text:style-name="P16"><text:s text:c="64"/>Date __________________________</text:p>
            <text:p text:style-name="P16"/>
          </table:table-cell>
          <table:covered-table-cell/>
          <table:covered-table-cell/>
          <table:covered-table-cell/>
          <table:covered-table-cell/>
        </table:table-row>
      </table:table>
      <text:p text:style-name="Standard"><text:tab/><text:tab/><text:tab/><text:tab/><text:tab/><text:tab/><text:tab/><text:tab/><text:tab/><text:tab/><text:tab/><text:tab/><text:span text:style-name="T1">phr – 1</text:span><text:span text:style-name="T4">a rev. 2009/2/20 </text:span><text:span text:style-name="T1">moh-peb</text:span></text:p>
      <text:p text:style-name="Standard"><text:tab/><text:tab/><text:tab/><text:tab/><text:tab/><text:tab/><text:tab/><text:tab/><text:tab/><text:tab/><text:tab/><text:span text:style-name="T1">phr – 1</text:span><text:span text:style-name="T4">b rev. 2009/2/20 </text:span><text:span text:style-name="T1">moh-peb</text:span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Cantarell" svg:font-family="Cantarell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variant="small-caps" fo:font-size="8pt" fo:font-weight="bold" style:font-size-asian="8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8pt" fo:font-weight="bold" style:font-size-asian="8pt" style:font-weight-asian="bold" style:font-size-complex="9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fo:font-variant="small-caps" fo:font-size="8pt" style:font-size-asian="8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"><draw:frame draw:style-name="Mfr1" draw:name="Frame3" text:anchor-type="paragraph" svg:y="0.0008in" draw:z-index="0"><draw:text-box fo:min-height="0.0228in" fo:min-width="0.0161in"><text:p text:style-name="Header"><text:span text:style-name="Page_20_Number"/></text:p></draw:text-box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IVIDUAL HEALTH PROFILE</dc:title>
    <meta:creation-date>2014-09-22T20:19:38.532280691</meta:creation-date>
    <meta:editing-cycles>1</meta:editing-cycles>
    <meta:editing-duration>P0D</meta:editing-duration>
    <meta:generator>LibreOffice/4.2.5.2$Linux_X86_64 LibreOffice_project/420m0$Build-2</meta:generator>
    <meta:document-statistic meta:table-count="1" meta:image-count="0" meta:object-count="0" meta:page-count="2" meta:paragraph-count="88" meta:word-count="389" meta:character-count="6469" meta:non-whitespace-character-count="2394"/>
  </office:meta>
</office:document-meta>
</file>